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2.63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201.31mm"/>
    </style:style>
    <style:style style:name="co12" style:family="table-column">
      <style:table-column-properties fo:break-before="auto" style:column-width="36.74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8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0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5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13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fo:border-left="none" fo:border-right="none" fo:border-top="0.06pt solid #000000"/>
    </style:style>
    <style:style style:name="ce13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55" style:family="table-cell" style:parent-style-name="Default" style:data-style-name="N37"/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omingo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J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J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J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J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J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J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J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J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 (jpa-jsf-4)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/>
          <table:table-cell table:style-name="ce30" office:value-type="string" calcext:value-type="string">
            <text:p>Criar camada de negócio, incluir relacionamento, testar CDI (jpa-jsf-v5)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07" calcext:value-type="date">
            <text:p>07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69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83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74"/>
          <table:covered-table-cell table:style-name="ce131"/>
          <table:table-cell table:number-columns-repeated="2"/>
        </table:table-row>
        <table:table-row table:style-name="ro1">
          <table:table-cell table:style-name="ce84" office:value-type="string" calcext:value-type="string">
            <text:p>aula 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status</text:p>
          </table:table-cell>
          <table:table-cell table:style-name="ce47"/>
          <table:table-cell table:style-name="ce47" office:value-type="string" calcext:value-type="string">
            <text:p>projeto</text:p>
          </table:table-cell>
          <table:table-cell table:style-name="ce47" office:value-type="string" calcext:value-type="string">
            <text:p>A/M</text:p>
          </table:table-cell>
          <table:table-cell table:style-name="ce47" office:value-type="string" calcext:value-type="string">
            <text:p>disciplina</text:p>
          </table:table-cell>
          <table:table-cell table:style-name="ce132" office:value-type="string" calcext:value-type="string">
            <text:p>página term</text:p>
          </table:table-cell>
          <table:table-cell table:style-name="ce6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85" office:value-type="string" calcext:value-type="string">
            <text:p>Aula 01</text:p>
          </table:table-cell>
          <table:table-cell table:style-name="ce94" office:value-type="date" office:date-value="2018-06-23" calcext:value-type="date">
            <text:p>23/06/18</text:p>
          </table:table-cell>
          <table:table-cell table:style-name="ce60" office:value-type="string" calcext:value-type="string">
            <text:p>paga</text:p>
          </table:table-cell>
          <table:table-cell table:style-name="ce114" table:number-columns-repeated="2"/>
          <table:table-cell table:style-name="ce74" office:value-type="float" office:value="5" calcext:value-type="float">
            <text:p>5</text:p>
          </table:table-cell>
          <table:table-cell table:style-name="ce127" office:value-type="string" calcext:value-type="string" table:number-columns-spanned="1" table:number-rows-spanned="8">
            <text:p>OO</text:p>
          </table:table-cell>
          <table:table-cell table:style-name="ce131"/>
          <table:table-cell table:number-columns-repeated="2"/>
        </table:table-row>
        <table:table-row table:style-name="ro1">
          <table:table-cell table:style-name="ce86" office:value-type="string" calcext:value-type="string">
            <text:p>Aula 02</text:p>
          </table:table-cell>
          <table:table-cell table:style-name="ce95" office:value-type="date" office:date-value="2018-06-30" calcext:value-type="date">
            <text:p>30/06/18</text:p>
          </table:table-cell>
          <table:table-cell table:style-name="ce70" office:value-type="string" calcext:value-type="string">
            <text:p>paga</text:p>
          </table:table-cell>
          <table:table-cell table:style-name="ce115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3</text:p>
          </table:table-cell>
          <table:table-cell table:style-name="ce95" office:value-type="date" office:date-value="2018-07-07" calcext:value-type="date">
            <text:p>07/07/18</text:p>
          </table:table-cell>
          <table:table-cell table:style-name="ce70" office:value-type="string" calcext:value-type="string">
            <text:p>paga</text:p>
          </table:table-cell>
          <table:table-cell table:style-name="ce115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4</text:p>
          </table:table-cell>
          <table:table-cell table:style-name="ce95" office:value-type="date" office:date-value="2018-07-14" calcext:value-type="date">
            <text:p>14/07/18</text:p>
          </table:table-cell>
          <table:table-cell table:style-name="ce70" office:value-type="string" calcext:value-type="string">
            <text:p>paga</text:p>
          </table:table-cell>
          <table:table-cell table:style-name="ce115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5</text:p>
          </table:table-cell>
          <table:table-cell table:style-name="ce96" office:value-type="date" office:date-value="2018-07-21" calcext:value-type="date">
            <text:p>21/07/18</text:p>
          </table:table-cell>
          <table:table-cell table:style-name="ce70" office:value-type="string" calcext:value-type="string">
            <text:p>paga</text:p>
          </table:table-cell>
          <table:table-cell table:style-name="ce116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6</text:p>
          </table:table-cell>
          <table:table-cell table:style-name="ce96" office:value-type="date" office:date-value="2018-07-28" calcext:value-type="date">
            <text:p>28/07/18</text:p>
          </table:table-cell>
          <table:table-cell table:style-name="ce70" office:value-type="string" calcext:value-type="string">
            <text:p>paga</text:p>
          </table:table-cell>
          <table:table-cell table:style-name="ce116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86" office:value-type="string" calcext:value-type="string">
            <text:p>Aula 07</text:p>
          </table:table-cell>
          <table:table-cell table:style-name="ce96" office:value-type="date" office:date-value="2018-08-04" calcext:value-type="date">
            <text:p>04/08/18</text:p>
          </table:table-cell>
          <table:table-cell table:style-name="ce70" office:value-type="string" calcext:value-type="string">
            <text:p>paga</text:p>
          </table:table-cell>
          <table:table-cell table:style-name="ce116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style-name="ce69"/>
          <table:table-cell/>
        </table:table-row>
        <table:table-row table:style-name="ro1">
          <table:table-cell table:style-name="ce87" office:value-type="string" calcext:value-type="string">
            <text:p>Aula 08</text:p>
          </table:table-cell>
          <table:table-cell table:style-name="ce96" office:value-type="date" office:date-value="2018-08-11" calcext:value-type="date">
            <text:p>11/08/18</text:p>
          </table:table-cell>
          <table:table-cell table:style-name="ce70" office:value-type="string" calcext:value-type="string">
            <text:p>paga</text:p>
          </table:table-cell>
          <table:table-cell table:style-name="ce116" table:number-columns-repeated="2"/>
          <table:table-cell table:style-name="ce69" office:value-type="float" office:value="5" calcext:value-type="float">
            <text:p>5</text:p>
          </table:table-cell>
          <table:covered-table-cell table:style-name="ce128"/>
          <table:table-cell table:style-name="ce133"/>
          <table:table-cell table:style-name="ce69"/>
          <table:table-cell/>
        </table:table-row>
        <table:table-row table:style-name="ro1">
          <table:table-cell table:style-name="ce88" office:value-type="string" calcext:value-type="string">
            <text:p>Aula 09</text:p>
          </table:table-cell>
          <table:table-cell table:style-name="ce97" office:value-type="date" office:date-value="2018-08-18" calcext:value-type="date">
            <text:p>18/08/18</text:p>
          </table:table-cell>
          <table:table-cell table:style-name="ce107" office:value-type="string" calcext:value-type="string">
            <text:p>realizada</text:p>
          </table:table-cell>
          <table:table-cell table:style-name="ce117" office:value-type="string" calcext:value-type="string">
            <text:p>BD / JDBC</text:p>
          </table:table-cell>
          <table:table-cell table:style-name="ce117"/>
          <table:table-cell table:style-name="ce126" office:value-type="string" calcext:value-type="string">
            <text:p>1º</text:p>
          </table:table-cell>
          <table:table-cell table:style-name="ce129" office:value-type="string" calcext:value-type="string" table:number-columns-spanned="1" table:number-rows-spanned="8">
            <text:p>Web</text:p>
          </table:table-cell>
          <table:table-cell table:style-name="ce133"/>
          <table:table-cell table:style-name="ce69"/>
          <table:table-cell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8" office:value-type="date" office:date-value="2018-08-25" calcext:value-type="date">
            <text:p>25/08/18</text:p>
          </table:table-cell>
          <table:table-cell table:style-name="ce108" office:value-type="string" calcext:value-type="string">
            <text:p>realizada</text:p>
          </table:table-cell>
          <table:table-cell table:style-name="ce118" office:value-type="string" calcext:value-type="string">
            <text:p>JDBC</text:p>
          </table:table-cell>
          <table:table-cell table:style-name="ce118"/>
          <table:table-cell table:style-name="ce111" office:value-type="string" calcext:value-type="string">
            <text:p>2º</text:p>
          </table:table-cell>
          <table:covered-table-cell table:style-name="ce130"/>
          <table:table-cell table:style-name="ce133"/>
          <table:table-cell table:style-name="ce69"/>
          <table:table-cell/>
        </table:table-row>
        <table:table-row table:style-name="ro1">
          <table:table-cell table:style-name="ce90" office:value-type="string" calcext:value-type="string">
            <text:p>Aula 11</text:p>
          </table:table-cell>
          <table:table-cell table:style-name="ce99" office:value-type="date" office:date-value="2018-09-01" calcext:value-type="date">
            <text:p>01/09/18</text:p>
          </table:table-cell>
          <table:table-cell table:style-name="ce109" office:value-type="string" calcext:value-type="string">
            <text:p>realizada</text:p>
          </table:table-cell>
          <table:table-cell table:style-name="ce119" office:value-type="string" calcext:value-type="string">
            <text:p>HTML, CSS, JS</text:p>
          </table:table-cell>
          <table:table-cell table:style-name="ce119"/>
          <table:table-cell table:style-name="ce110" office:value-type="string" calcext:value-type="string">
            <text:p>3º</text:p>
          </table:table-cell>
          <table:covered-table-cell table:style-name="ce130"/>
          <table:table-cell table:style-name="ce78"/>
          <table:table-cell table:style-name="ce69"/>
          <table:table-cell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8" office:value-type="date" office:date-value="2018-09-15" calcext:value-type="date">
            <text:p>15/09/18</text:p>
          </table:table-cell>
          <table:table-cell table:style-name="ce108" office:value-type="string" calcext:value-type="string">
            <text:p>realizada</text:p>
          </table:table-cell>
          <table:table-cell table:style-name="ce120" office:value-type="string" calcext:value-type="string">
            <text:p>Servlet, JSP/HTML simples</text:p>
          </table:table-cell>
          <table:table-cell table:style-name="ce120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30"/>
          <table:table-cell table:style-name="ce133"/>
          <table:table-cell table:style-name="ce80" office:value-type="date" office:date-value="2018-09-28" calcext:value-type="date">
            <text:p>28/09/18</text:p>
          </table:table-cell>
          <table:table-cell table:style-name="ce69" office:value-type="float" office:value="600" calcext:value-type="float">
            <text:p>600</text:p>
          </table:table-cell>
        </table:table-row>
        <table:table-row table:style-name="ro1">
          <table:table-cell table:style-name="ce90" office:value-type="string" calcext:value-type="string">
            <text:p>Aula 13</text:p>
          </table:table-cell>
          <table:table-cell table:style-name="ce100" office:value-type="date" office:date-value="2018-09-22" calcext:value-type="date">
            <text:p>22/09/18</text:p>
          </table:table-cell>
          <table:table-cell table:style-name="ce110" office:value-type="string" calcext:value-type="string">
            <text:p>realizada</text:p>
          </table:table-cell>
          <table:table-cell table:style-name="ce119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19" office:value-type="string" calcext:value-type="string">
            <text:p>Servlet-jsp-v2</text:p>
          </table:table-cell>
          <table:table-cell table:style-name="ce110" office:value-type="string" calcext:value-type="string">
            <text:p>5º</text:p>
          </table:table-cell>
          <table:covered-table-cell table:style-name="ce130"/>
          <table:table-cell table:style-name="ce133"/>
          <table:table-cell table:style-name="ce69"/>
          <table:table-cell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1" office:value-type="date" office:date-value="2018-09-29" calcext:value-type="date">
            <text:p>29/09/18</text:p>
          </table:table-cell>
          <table:table-cell table:style-name="ce111"/>
          <table:table-cell table:style-name="ce120" office:value-type="string" calcext:value-type="string">
            <text:p>JSP Servlet JDBC MySQL Create Read Update Delete (CRUD) Example (repassar listagem JSTL e iniciar CRUD)</text:p>
          </table:table-cell>
          <table:table-cell table:style-name="ce125"/>
          <table:table-cell table:style-name="ce111" office:value-type="string" calcext:value-type="string">
            <text:p>6º</text:p>
          </table:table-cell>
          <table:covered-table-cell table:style-name="ce130"/>
          <table:table-cell table:style-name="ce133"/>
          <table:table-cell table:style-name="ce69"/>
          <table:table-cell/>
        </table:table-row>
        <table:table-row table:style-name="ro1">
          <table:table-cell table:style-name="ce91" office:value-type="string" calcext:value-type="string">
            <text:p>Aula 15</text:p>
          </table:table-cell>
          <table:table-cell table:style-name="ce100" office:value-type="date" office:date-value="2018-10-06" calcext:value-type="date">
            <text:p>06/10/18</text:p>
          </table:table-cell>
          <table:table-cell table:style-name="ce110"/>
          <table:table-cell table:style-name="ce119" office:value-type="string" calcext:value-type="string">
            <text:p>Hello world JSF**</text:p>
          </table:table-cell>
          <table:table-cell table:style-name="ce119"/>
          <table:table-cell table:style-name="ce110" office:value-type="string" calcext:value-type="string">
            <text:p>7º</text:p>
          </table:table-cell>
          <table:covered-table-cell table:style-name="ce130"/>
          <table:table-cell table:style-name="ce133"/>
          <table:table-cell table:style-name="ce69"/>
          <table:table-cell/>
        </table:table-row>
        <table:table-row table:style-name="ro1">
          <table:table-cell table:style-name="ce92" office:value-type="string" calcext:value-type="string">
            <text:p>Aula 16</text:p>
          </table:table-cell>
          <table:table-cell table:style-name="ce102" office:value-type="date" office:date-value="2018-10-13" calcext:value-type="date">
            <text:p>13/10/18</text:p>
          </table:table-cell>
          <table:table-cell table:style-name="ce112"/>
          <table:table-cell table:style-name="ce121" table:number-columns-repeated="2"/>
          <table:table-cell table:style-name="ce112" office:value-type="string" calcext:value-type="string">
            <text:p>8º</text:p>
          </table:table-cell>
          <table:covered-table-cell table:style-name="ce130"/>
          <table:table-cell table:style-name="ce133"/>
          <table:table-cell table:style-name="ce64" office:value-type="date" office:date-value="2018-10-25" calcext:value-type="date">
            <text:p>25/10/18</text:p>
          </table:table-cell>
          <table:table-cell table:style-name="ce69" office:value-type="float" office:value="600" calcext:value-type="float">
            <text:p>600</text:p>
          </table:table-cell>
        </table:table-row>
        <table:table-row table:style-name="ro1">
          <table:table-cell table:style-name="ce93" office:value-type="string" calcext:value-type="string">
            <text:p>Aula 17</text:p>
          </table:table-cell>
          <table:table-cell table:style-name="ce95" office:value-type="date" office:date-value="2018-10-20" calcext:value-type="date">
            <text:p>20/10/18</text:p>
          </table:table-cell>
          <table:table-cell table:style-name="ce113"/>
          <table:table-cell table:style-name="ce122" table:number-columns-repeated="2"/>
          <table:table-cell table:style-name="ce69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8">
            <text:p>Frameworks</text:p>
          </table:table-cell>
          <table:table-cell table:style-name="ce133"/>
          <table:table-cell table:style-name="ce69"/>
          <table:table-cell/>
        </table:table-row>
        <table:table-row table:style-name="ro1">
          <table:table-cell table:style-name="ce93" office:value-type="string" calcext:value-type="string">
            <text:p>Aula 18</text:p>
          </table:table-cell>
          <table:table-cell table:style-name="ce95" office:value-type="date" office:date-value="2018-10-27" calcext:value-type="date">
            <text:p>27/10/18</text:p>
          </table:table-cell>
          <table:table-cell table:style-name="ce113"/>
          <table:table-cell table:style-name="ce122" table:number-columns-repeated="2"/>
          <table:table-cell table:style-name="ce69" office:value-type="string" calcext:value-type="string">
            <text:p>2º</text:p>
          </table:table-cell>
          <table:covered-table-cell table:style-name="ce128"/>
          <table:table-cell table:style-name="ce133"/>
          <table:table-cell table:style-name="ce69"/>
          <table:table-cell/>
        </table:table-row>
        <table:table-row table:style-name="ro1">
          <table:table-cell table:style-name="ce93" office:value-type="string" calcext:value-type="string">
            <text:p>Aula 19</text:p>
          </table:table-cell>
          <table:table-cell table:style-name="ce103" office:value-type="date" office:date-value="2018-11-03" calcext:value-type="date">
            <text:p>03/11/18</text:p>
          </table:table-cell>
          <table:table-cell table:style-name="ce113"/>
          <table:table-cell table:style-name="ce122" table:number-columns-repeated="2"/>
          <table:table-cell table:style-name="ce69" office:value-type="string" calcext:value-type="string">
            <text:p>3º</text:p>
          </table:table-cell>
          <table:covered-table-cell table:style-name="ce128"/>
          <table:table-cell table:style-name="ce133"/>
          <table:table-cell table:style-name="ce69"/>
          <table:table-cell/>
        </table:table-row>
        <table:table-row table:style-name="ro1">
          <table:table-cell table:style-name="ce93" office:value-type="string" calcext:value-type="string">
            <text:p>Aula 20</text:p>
          </table:table-cell>
          <table:table-cell table:style-name="ce104" office:value-type="date" office:date-value="2018-11-10" calcext:value-type="date">
            <text:p>10/11/18</text:p>
          </table:table-cell>
          <table:table-cell table:style-name="ce113"/>
          <table:table-cell table:style-name="ce122" table:number-columns-repeated="2"/>
          <table:table-cell table:style-name="ce69" office:value-type="string" calcext:value-type="string">
            <text:p>4º</text:p>
          </table:table-cell>
          <table:covered-table-cell table:style-name="ce128"/>
          <table:table-cell table:style-name="ce133"/>
          <table:table-cell table:style-name="ce64" office:value-type="date" office:date-value="2018-11-22" calcext:value-type="date">
            <text:p>22/11/18</text:p>
          </table:table-cell>
          <table:table-cell table:style-name="ce69" office:value-type="float" office:value="600" calcext:value-type="float">
            <text:p>600</text:p>
          </table:table-cell>
        </table:table-row>
        <table:table-row table:style-name="ro1">
          <table:table-cell table:style-name="ce93" office:value-type="string" calcext:value-type="string">
            <text:p>Aula 21</text:p>
          </table:table-cell>
          <table:table-cell table:style-name="ce105" office:value-type="date" office:date-value="2018-11-17" calcext:value-type="date">
            <text:p>17/11/18</text:p>
          </table:table-cell>
          <table:table-cell table:style-name="ce113"/>
          <table:table-cell table:style-name="ce122" table:number-columns-repeated="2"/>
          <table:table-cell table:style-name="ce69" office:value-type="string" calcext:value-type="string">
            <text:p>5º</text:p>
          </table:table-cell>
          <table:covered-table-cell table:style-name="ce128"/>
          <table:table-cell table:style-name="ce133"/>
          <table:table-cell table:style-name="ce69"/>
          <table:table-cell/>
        </table:table-row>
        <table:table-row table:style-name="ro1">
          <table:table-cell table:style-name="ce54" office:value-type="string" calcext:value-type="string">
            <text:p>Aula 22</text:p>
          </table:table-cell>
          <table:table-cell table:style-name="ce96" office:value-type="date" office:date-value="2018-11-24" calcext:value-type="date">
            <text:p>24/11/18</text:p>
          </table:table-cell>
          <table:table-cell table:style-name="ce69"/>
          <table:table-cell table:style-name="ce123" table:number-columns-repeated="2"/>
          <table:table-cell table:style-name="ce69" office:value-type="string" calcext:value-type="string">
            <text:p>6º</text:p>
          </table:table-cell>
          <table:covered-table-cell table:style-name="ce128"/>
          <table:table-cell table:style-name="ce133"/>
          <table:table-cell table:style-name="ce69"/>
          <table:table-cell/>
        </table:table-row>
        <table:table-row table:style-name="ro1">
          <table:table-cell table:style-name="ce54" office:value-type="string" calcext:value-type="string">
            <text:p>Aula 23</text:p>
          </table:table-cell>
          <table:table-cell table:style-name="ce96" office:value-type="date" office:date-value="2018-12-01" calcext:value-type="date">
            <text:p>01/12/18</text:p>
          </table:table-cell>
          <table:table-cell table:style-name="ce69"/>
          <table:table-cell table:style-name="ce123" table:number-columns-repeated="2"/>
          <table:table-cell table:style-name="ce69" office:value-type="string" calcext:value-type="string">
            <text:p>7º</text:p>
          </table:table-cell>
          <table:covered-table-cell table:style-name="ce128"/>
          <table:table-cell table:style-name="ce133"/>
          <table:table-cell table:number-columns-repeated="2"/>
        </table:table-row>
        <table:table-row table:style-name="ro1">
          <table:table-cell table:style-name="ce55" office:value-type="string" calcext:value-type="string">
            <text:p>Aula 24</text:p>
          </table:table-cell>
          <table:table-cell table:style-name="ce106" office:value-type="date" office:date-value="2018-12-08" calcext:value-type="date">
            <text:p>08/12/18</text:p>
          </table:table-cell>
          <table:table-cell table:style-name="ce73"/>
          <table:table-cell table:style-name="ce124" table:number-columns-repeated="2"/>
          <table:table-cell table:style-name="ce73" office:value-type="string" calcext:value-type="string">
            <text:p>8º</text:p>
          </table:table-cell>
          <table:covered-table-cell table:style-name="ce128"/>
          <table:table-cell table:style-name="ce134"/>
          <table:table-cell/>
          <table:table-cell table:style-name="ce6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5" table:default-cell-style-name="ce69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83" office:value-type="string" calcext:value-type="string" table:number-columns-spanned="8" table:number-rows-spanned="1">
            <text:p>Terça e Quinta</text:p>
          </table:table-cell>
          <table:covered-table-cell table:style-name="ce138"/>
          <table:covered-table-cell table:number-columns-repeated="5" table:style-name="ce74"/>
          <table:covered-table-cell table:style-name="ce131"/>
          <table:table-cell table:number-columns-repeated="3"/>
        </table:table-row>
        <table:table-row table:style-name="ro1">
          <table:table-cell table:style-name="ce84" office:value-type="string" calcext:value-type="string">
            <text:p>aula 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status</text:p>
          </table:table-cell>
          <table:table-cell table:style-name="ce47"/>
          <table:table-cell table:style-name="ce47" office:value-type="string" calcext:value-type="string">
            <text:p>Projeto</text:p>
          </table:table-cell>
          <table:table-cell table:style-name="ce47" office:value-type="string" calcext:value-type="string">
            <text:p>A/M</text:p>
          </table:table-cell>
          <table:table-cell table:style-name="ce47" office:value-type="string" calcext:value-type="string">
            <text:p>disciplina</text:p>
          </table:table-cell>
          <table:table-cell table:style-name="ce132"/>
          <table:table-cell table:style-name="ce70"/>
          <table:table-cell table:number-columns-repeated="2"/>
        </table:table-row>
        <table:table-row table:style-name="ro1">
          <table:table-cell table:style-name="ce49" office:value-type="string" calcext:value-type="string">
            <text:p>Aula 01</text:p>
          </table:table-cell>
          <table:table-cell table:style-name="ce66" office:value-type="date" office:date-value="2018-07-31" calcext:value-type="date">
            <text:p>31/07/18</text:p>
          </table:table-cell>
          <table:table-cell table:style-name="ce144" office:value-type="string" calcext:value-type="string">
            <text:p>paga</text:p>
          </table:table-cell>
          <table:table-cell table:style-name="ce58" table:number-columns-repeated="2"/>
          <table:table-cell table:style-name="ce74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10">
            <text:p>OO</text:p>
          </table:table-cell>
          <table:table-cell table:style-name="ce78" office:value-type="float" office:value="120" calcext:value-type="float">
            <text:p>12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2</text:p>
          </table:table-cell>
          <table:table-cell table:style-name="ce67" office:value-type="date" office:date-value="2018-08-02" calcext:value-type="date">
            <text:p>02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2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3</text:p>
          </table:table-cell>
          <table:table-cell table:style-name="ce67" office:value-type="date" office:date-value="2018-08-07" calcext:value-type="date">
            <text:p>07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3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4</text:p>
          </table:table-cell>
          <table:table-cell table:style-name="ce67" office:value-type="date" office:date-value="2018-08-09" calcext:value-type="date">
            <text:p>09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4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5</text:p>
          </table:table-cell>
          <table:table-cell table:style-name="ce67" office:value-type="date" office:date-value="2018-08-14" calcext:value-type="date">
            <text:p>14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5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6</text:p>
          </table:table-cell>
          <table:table-cell table:style-name="ce67" office:value-type="date" office:date-value="2018-08-16" calcext:value-type="date">
            <text:p>16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6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7</text:p>
          </table:table-cell>
          <table:table-cell table:style-name="ce67" office:value-type="date" office:date-value="2018-08-21" calcext:value-type="date">
            <text:p>21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7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08</text:p>
          </table:table-cell>
          <table:table-cell table:style-name="ce67" office:value-type="date" office:date-value="2018-08-23" calcext:value-type="date">
            <text:p>23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8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09</text:p>
          </table:table-cell>
          <table:table-cell table:style-name="ce67" office:value-type="date" office:date-value="2018-08-28" calcext:value-type="date">
            <text:p>28/08/18</text:p>
          </table:table-cell>
          <table:table-cell table:style-name="ce145" office:value-type="string" calcext:value-type="string">
            <text:p>paga</text:p>
          </table:table-cell>
          <table:table-cell table:style-name="ce57" table:number-columns-repeated="2"/>
          <table:table-cell office:value-type="string" calcext:value-type="string">
            <text:p>9º</text:p>
          </table:table-cell>
          <table:covered-table-cell table:style-name="ce123"/>
          <table:table-cell table:style-name="ce78" office:value-type="float" office:value="120" calcext:value-type="float">
            <text:p>120</text:p>
          </table:table-cell>
          <table:table-cell/>
          <table:table-cell table:style-name="ce69"/>
          <table:table-cell/>
        </table:table-row>
        <table:table-row table:style-name="ro1">
          <table:table-cell table:style-name="ce51" office:value-type="string" calcext:value-type="string">
            <text:p>Aula 10</text:p>
          </table:table-cell>
          <table:table-cell table:style-name="ce139" office:value-type="date" office:date-value="2018-08-30" calcext:value-type="date">
            <text:p>30/08/18</text:p>
          </table:table-cell>
          <table:table-cell table:style-name="ce146" office:value-type="string" calcext:value-type="string">
            <text:p>paga</text:p>
          </table:table-cell>
          <table:table-cell table:style-name="ce59" table:number-columns-repeated="2"/>
          <table:table-cell table:style-name="ce73" office:value-type="string" calcext:value-type="string">
            <text:p>10º</text:p>
          </table:table-cell>
          <table:covered-table-cell table:style-name="ce124"/>
          <table:table-cell table:style-name="ce78" office:value-type="float" office:value="120" calcext:value-type="float">
            <text:p>120</text:p>
          </table:table-cell>
          <table:table-cell/>
          <table:table-cell table:style-name="ce64" office:value-type="date" office:date-value="2018-09-13" calcext:value-type="date">
            <text:p>13/09/18</text:p>
          </table:table-cell>
          <table:table-cell table:style-name="ce69" office:value-type="float" office:value="1200" calcext:value-type="float">
            <text:p>1200</text:p>
          </table:table-cell>
        </table:table-row>
        <table:table-row table:style-name="ro1">
          <table:table-cell table:style-name="ce85" office:value-type="string" calcext:value-type="string">
            <text:p>Aula 11</text:p>
          </table:table-cell>
          <table:table-cell table:style-name="ce140" office:value-type="date" office:date-value="2018-09-04" calcext:value-type="date">
            <text:p>04/09/18</text:p>
          </table:table-cell>
          <table:table-cell table:style-name="ce147" office:value-type="string" calcext:value-type="string">
            <text:p>Realizada</text:p>
          </table:table-cell>
          <table:table-cell table:style-name="ce151" office:value-type="string" calcext:value-type="string">
            <text:p>BD / JDBC</text:p>
          </table:table-cell>
          <table:table-cell table:style-name="ce151"/>
          <table:table-cell table:style-name="ce74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10">
            <text:p>Web</text:p>
          </table:table-cell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06/09/18</text:p>
          </table:table-cell>
          <table:table-cell table:style-name="ce72" office:value-type="string" calcext:value-type="string">
            <text:p>Realizada</text:p>
          </table:table-cell>
          <table:table-cell table:style-name="ce152" office:value-type="string" calcext:value-type="string">
            <text:p>JDBC</text:p>
          </table:table-cell>
          <table:table-cell table:style-name="ce152"/>
          <table:table-cell office:value-type="string" calcext:value-type="string">
            <text:p>2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09/18</text:p>
          </table:table-cell>
          <table:table-cell table:style-name="ce72" office:value-type="string" calcext:value-type="string">
            <text:p>Realizada</text:p>
          </table:table-cell>
          <table:table-cell table:style-name="ce113" office:value-type="string" calcext:value-type="string">
            <text:p>JDBC / HTML, CSS, JS</text:p>
          </table:table-cell>
          <table:table-cell table:style-name="ce113"/>
          <table:table-cell office:value-type="string" calcext:value-type="string">
            <text:p>3º</text:p>
          </table:table-cell>
          <table:covered-table-cell table:style-name="ce123"/>
          <table:table-cell table:style-name="ce78"/>
          <table:table-cell table:style-name="ce69" table:number-columns-repeated="2"/>
          <table:table-cell/>
        </table:table-row>
        <table:table-row table:style-name="ro1">
          <table:table-cell table:style-name="ce8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09/18</text:p>
          </table:table-cell>
          <table:table-cell table:style-name="ce72" office:value-type="string" calcext:value-type="string">
            <text:p>Realizada</text:p>
          </table:table-cell>
          <table:table-cell table:style-name="ce153" office:value-type="string" calcext:value-type="string">
            <text:p>Bootstrap, JS</text:p>
          </table:table-cell>
          <table:table-cell table:style-name="ce153"/>
          <table:table-cell office:value-type="string" calcext:value-type="string">
            <text:p>4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41" office:value-type="date" office:date-value="2018-09-18" calcext:value-type="date">
            <text:p>18/09/18</text:p>
          </table:table-cell>
          <table:table-cell table:style-name="ce72" office:value-type="string" calcext:value-type="string">
            <text:p>Realizada</text:p>
          </table:table-cell>
          <table:table-cell table:style-name="ce113" office:value-type="string" calcext:value-type="string">
            <text:p>Servlet, JSP/HTML simples</text:p>
          </table:table-cell>
          <table:table-cell table:style-name="ce11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41" office:value-type="date" office:date-value="2018-09-20" calcext:value-type="date">
            <text:p>20/09/18</text:p>
          </table:table-cell>
          <table:table-cell table:style-name="ce72" office:value-type="string" calcext:value-type="string">
            <text:p>Realizada</text:p>
          </table:table-cell>
          <table:table-cell table:style-name="ce72" office:value-type="string" calcext:value-type="string">
            <text:p>Redirecionar, JSP, JSTL c:forEach </text:p>
          </table:table-cell>
          <table:table-cell table:style-name="ce7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136" office:value-type="string" calcext:value-type="string">
            <text:p>Aula 17</text:p>
          </table:table-cell>
          <table:table-cell table:style-name="ce142" office:value-type="date" office:date-value="2018-09-25" calcext:value-type="date">
            <text:p>25/09/18</text:p>
          </table:table-cell>
          <table:table-cell table:style-name="ce148"/>
          <table:table-cell table:style-name="ce154" office:value-type="string" calcext:value-type="string">
            <text:p>JSP Servlet JDBC MySQL Create Read Update Delete (CRUD) Example (ver até onde a turma consegue implementar)</text:p>
          </table:table-cell>
          <table:table-cell table:style-name="ce7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136" office:value-type="string" calcext:value-type="string">
            <text:p>Aula 18</text:p>
          </table:table-cell>
          <table:table-cell table:style-name="ce142" office:value-type="date" office:date-value="2018-09-27" calcext:value-type="date">
            <text:p>27/09/18</text:p>
          </table:table-cell>
          <table:table-cell table:style-name="ce149"/>
          <table:table-cell table:style-name="ce72" office:value-type="string" calcext:value-type="string">
            <text:p>Hello world JSF**</text:p>
          </table:table-cell>
          <table:table-cell table:style-name="ce72"/>
          <table:table-cell office:value-type="string" calcext:value-type="string">
            <text:p>8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02/10/18</text:p>
          </table:table-cell>
          <table:table-cell table:style-name="ce149"/>
          <table:table-cell table:number-columns-repeated="2"/>
          <table:table-cell office:value-type="string" calcext:value-type="string">
            <text:p>9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137" office:value-type="string" calcext:value-type="string">
            <text:p>Aula 20</text:p>
          </table:table-cell>
          <table:table-cell table:style-name="ce143" office:value-type="date" office:date-value="2018-10-04" calcext:value-type="date">
            <text:p>04/10/18</text:p>
          </table:table-cell>
          <table:table-cell table:style-name="ce150"/>
          <table:table-cell table:style-name="ce73" table:number-columns-repeated="2"/>
          <table:table-cell table:style-name="ce73" office:value-type="string" calcext:value-type="string">
            <text:p>10º</text:p>
          </table:table-cell>
          <table:covered-table-cell table:style-name="ce124"/>
          <table:table-cell table:style-name="ce133"/>
          <table:table-cell/>
          <table:table-cell table:style-name="ce80" office:value-type="date" office:date-value="2018-10-18" calcext:value-type="date">
            <text:p>18/10/18</text:p>
          </table:table-cell>
          <table:table-cell table:style-name="ce69" office:value-type="float" office:value="1200" calcext:value-type="float">
            <text:p>1200</text:p>
          </table:table-cell>
        </table:table-row>
        <table:table-row table:style-name="ro1">
          <table:table-cell table:style-name="ce49" office:value-type="string" calcext:value-type="string">
            <text:p>Aula 21</text:p>
          </table:table-cell>
          <table:table-cell table:style-name="ce66" office:value-type="date" office:date-value="2018-10-09" calcext:value-type="date">
            <text:p>09/10/18</text:p>
          </table:table-cell>
          <table:table-cell table:style-name="ce147"/>
          <table:table-cell table:style-name="ce74" table:number-columns-repeated="2"/>
          <table:table-cell table:style-name="ce74" office:value-type="string" calcext:value-type="string">
            <text:p>1º</text:p>
          </table:table-cell>
          <table:table-cell table:style-name="ce127" office:value-type="string" calcext:value-type="string" table:number-columns-spanned="1" table:number-rows-spanned="10">
            <text:p>Frameworks</text:p>
          </table:table-cell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2</text:p>
          </table:table-cell>
          <table:table-cell table:style-name="ce67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3</text:p>
          </table:table-cell>
          <table:table-cell table:style-name="ce67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4</text:p>
          </table:table-cell>
          <table:table-cell table:style-name="ce67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23"/>
          <table:table-cell table:style-name="ce133"/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5</text:p>
          </table:table-cell>
          <table:table-cell table:style-name="ce67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0" office:value-type="string" calcext:value-type="string">
            <text:p>Aula 26</text:p>
          </table:table-cell>
          <table:table-cell table:style-name="ce67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0" office:value-type="string" calcext:value-type="string">
            <text:p>Aula 27</text:p>
          </table:table-cell>
          <table:table-cell table:style-name="ce67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0" office:value-type="string" calcext:value-type="string">
            <text:p>Aula 28</text:p>
          </table:table-cell>
          <table:table-cell table:style-name="ce64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0" office:value-type="string" calcext:value-type="string">
            <text:p>Aula 29</text:p>
          </table:table-cell>
          <table:table-cell table:style-name="ce64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23"/>
          <table:table-cell table:style-name="ce133"/>
          <table:table-cell table:number-columns-repeated="3"/>
        </table:table-row>
        <table:table-row table:style-name="ro1">
          <table:table-cell table:style-name="ce51" office:value-type="string" calcext:value-type="string">
            <text:p>Aula 30</text:p>
          </table:table-cell>
          <table:table-cell table:style-name="ce65" office:value-type="date" office:date-value="2018-11-08" calcext:value-type="date">
            <text:p>08/11/18</text:p>
          </table:table-cell>
          <table:table-cell table:style-name="ce73" table:number-columns-repeated="3"/>
          <table:table-cell table:style-name="ce73" office:value-type="string" calcext:value-type="string">
            <text:p>10º</text:p>
          </table:table-cell>
          <table:covered-table-cell table:style-name="ce124"/>
          <table:table-cell table:style-name="ce134"/>
          <table:table-cell/>
          <table:table-cell table:style-name="ce155" office:value-type="date" office:date-value="2018-11-23" calcext:value-type="date">
            <text:p>23/11/18</text:p>
          </table:table-cell>
          <table:table-cell table:style-name="ce69" office:value-type="float" office:value="1200" calcext:value-type="float">
            <text:p>1200</text:p>
          </table:table-cell>
        </table:table-row>
        <table:table-row table:style-name="ro1">
          <table:table-cell table:style-name="ce48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9"/>
        <table:table-column table:style-name="co16" table:default-cell-style-name="ce69"/>
        <table:table-column table:style-name="co13" table:default-cell-style-name="ce69"/>
        <table:table-column table:style-name="co5" table:default-cell-style-name="ce69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style-name="ce156" office:value-type="string" calcext:value-type="string" table:number-columns-spanned="7" table:number-rows-spanned="1">
            <text:p>Seg Qua Sex</text:p>
          </table:table-cell>
          <table:covered-table-cell table:style-name="ce138"/>
          <table:covered-table-cell table:number-columns-repeated="4" table:style-name="ce74"/>
          <table:covered-table-cell table:style-name="ce131"/>
          <table:table-cell table:number-columns-repeated="3"/>
        </table:table-row>
        <table:table-row table:style-name="ro1">
          <table:table-cell table:style-name="ce157" office:value-type="string" calcext:value-type="string">
            <text:p>aula </text:p>
          </table:table-cell>
          <table:table-cell table:style-name="ce161" office:value-type="string" calcext:value-type="string">
            <text:p>data</text:p>
          </table:table-cell>
          <table:table-cell table:style-name="ce161" office:value-type="string" calcext:value-type="string">
            <text:p>status</text:p>
          </table:table-cell>
          <table:table-cell table:style-name="ce161"/>
          <table:table-cell table:style-name="ce161" office:value-type="string" calcext:value-type="string">
            <text:p>horas</text:p>
          </table:table-cell>
          <table:table-cell table:style-name="ce161" office:value-type="string" calcext:value-type="string">
            <text:p>disciplina</text:p>
          </table:table-cell>
          <table:table-cell table:style-name="ce167"/>
          <table:table-cell table:style-name="ce70"/>
          <table:table-cell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58" office:value-type="string" calcext:value-type="string">
            <text:p>Aula 01</text:p>
          </table:table-cell>
          <table:table-cell table:style-name="ce162" office:value-type="date" office:date-value="2018-09-17" calcext:value-type="date">
            <text:p>17/09/18</text:p>
          </table:table-cell>
          <table:table-cell table:style-name="ce164" office:value-type="string" calcext:value-type="string">
            <text:p>Realizada</text:p>
          </table:table-cell>
          <table:table-cell table:style-name="ce166" office:value-type="string" calcext:value-type="string">
            <text:p>Introdução</text:p>
          </table:table-cell>
          <table:table-cell table:style-name="ce74" office:value-type="float" office:value="4" calcext:value-type="float">
            <text:p>4</text:p>
          </table:table-cell>
          <table:table-cell table:style-name="ce77" office:value-type="string" calcext:value-type="string" table:number-columns-spanned="1" table:number-rows-spanned="10">
            <text:p>OO</text:p>
          </table:table-cell>
          <table:table-cell table:style-name="ce168" office:value-type="float" office:value="140" calcext:value-type="float">
            <text:p>14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159" office:value-type="string" calcext:value-type="string">
            <text:p>Aula 02</text:p>
          </table:table-cell>
          <table:table-cell table:style-name="ce163" office:value-type="date" office:date-value="2018-09-19" calcext:value-type="date">
            <text:p>19/09/18</text:p>
          </table:table-cell>
          <table:table-cell table:style-name="ce165" office:value-type="string" calcext:value-type="string">
            <text:p>Realizada</text:p>
          </table:table-cell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159" office:value-type="string" calcext:value-type="string">
            <text:p>Aula 03</text:p>
          </table:table-cell>
          <table:table-cell table:style-name="ce163" office:value-type="date" office:date-value="2018-09-21" calcext:value-type="date">
            <text:p>21/09/18</text:p>
          </table:table-cell>
          <table:table-cell table:style-name="ce165" office:value-type="string" calcext:value-type="string">
            <text:p>Realizada</text:p>
          </table:table-cell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160" office:value-type="string" calcext:value-type="string">
            <text:p>Aula 04</text:p>
          </table:table-cell>
          <table:table-cell table:style-name="ce80" office:value-type="date" office:date-value="2018-09-26" calcext:value-type="date">
            <text:p>26/09/18</text:p>
          </table:table-cell>
          <table:table-cell table:style-name="ce149"/>
          <table:table-cell table:style-name="ce153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160" office:value-type="string" calcext:value-type="string">
            <text:p>Aula 05</text:p>
          </table:table-cell>
          <table:table-cell table:style-name="ce80" office:value-type="date" office:date-value="2018-09-28" calcext:value-type="date">
            <text:p>28/09/18</text:p>
          </table:table-cell>
          <table:table-cell table:style-name="ce149"/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159" office:value-type="string" calcext:value-type="string">
            <text:p>Aula 06</text:p>
          </table:table-cell>
          <table:table-cell table:style-name="ce67" office:value-type="date" office:date-value="2018-10-01" calcext:value-type="date">
            <text:p>01/10/18</text:p>
          </table:table-cell>
          <table:table-cell table:style-name="ce149"/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82"/>
        </table:table-row>
        <table:table-row table:style-name="ro1">
          <table:table-cell table:style-name="ce50" office:value-type="string" calcext:value-type="string">
            <text:p>Aula 07</text:p>
          </table:table-cell>
          <table:table-cell table:style-name="ce67" office:value-type="date" office:date-value="2018-10-03" calcext:value-type="date">
            <text:p>03/10/18</text:p>
          </table:table-cell>
          <table:table-cell table:style-name="ce149"/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08</text:p>
          </table:table-cell>
          <table:table-cell table:style-name="ce67" office:value-type="date" office:date-value="2018-10-05" calcext:value-type="date">
            <text:p>05/10/18</text:p>
          </table:table-cell>
          <table:table-cell table:style-name="ce149"/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09</text:p>
          </table:table-cell>
          <table:table-cell table:style-name="ce139" office:value-type="date" office:date-value="2018-10-08" calcext:value-type="date">
            <text:p>08/10/18</text:p>
          </table:table-cell>
          <table:table-cell table:style-name="ce149"/>
          <table:table-cell table:style-name="ce57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51" office:value-type="string" calcext:value-type="string">
            <text:p>Aula 10</text:p>
          </table:table-cell>
          <table:table-cell table:style-name="ce140" office:value-type="date" office:date-value="2018-10-10" calcext:value-type="date">
            <text:p>10/10/18</text:p>
          </table:table-cell>
          <table:table-cell table:style-name="ce150"/>
          <table:table-cell table:style-name="ce59"/>
          <table:table-cell table:style-name="ce73" office:value-type="float" office:value="4" calcext:value-type="float">
            <text:p>4</text:p>
          </table:table-cell>
          <table:covered-table-cell table:style-name="ce79"/>
          <table:table-cell table:style-name="ce123" office:value-type="float" office:value="140" calcext:value-type="float">
            <text:p>140</text:p>
          </table:table-cell>
          <table:table-cell/>
          <table:table-cell table:style-name="ce80" office:value-type="date" office:date-value="2018-10-19" calcext:value-type="date">
            <text:p>19/10/18</text:p>
          </table:table-cell>
          <table:table-cell table:style-name="ce69" office:value-type="float" office:value="1400" calcext:value-type="float">
            <text:p>1400</text:p>
          </table:table-cell>
        </table:table-row>
        <table:table-row table:style-name="ro1">
          <table:table-cell table:style-name="ce85" office:value-type="string" calcext:value-type="string">
            <text:p>Aula 11</text:p>
          </table:table-cell>
          <table:table-cell table:style-name="ce68" office:value-type="date" office:date-value="2018-10-12" calcext:value-type="date">
            <text:p>12/10/18</text:p>
          </table:table-cell>
          <table:table-cell table:style-name="ce147"/>
          <table:table-cell table:style-name="ce151" office:value-type="string" calcext:value-type="string">
            <text:p>BD / JDBC</text:p>
          </table:table-cell>
          <table:table-cell table:style-name="ce74" office:value-type="float" office:value="4" calcext:value-type="float">
            <text:p>4</text:p>
          </table:table-cell>
          <table:table-cell table:style-name="ce77" office:value-type="string" calcext:value-type="string" table:number-columns-spanned="1" table:number-rows-spanned="10">
            <text:p>Web</text:p>
          </table:table-cell>
          <table:table-cell table:style-name="ce123" office:value-type="float" office:value="140" calcext:value-type="float">
            <text:p>140</text:p>
          </table:table-cell>
          <table:table-cell/>
          <table:table-cell table:style-name="ce69" table:number-columns-repeated="2"/>
        </table:table-row>
        <table:table-row table:style-name="ro1">
          <table:table-cell table:style-name="ce86" office:value-type="string" calcext:value-type="string">
            <text:p>Aula 12</text:p>
          </table:table-cell>
          <table:table-cell table:style-name="ce68" office:value-type="date" office:date-value="2018-10-15" calcext:value-type="date">
            <text:p>15/10/18</text:p>
          </table:table-cell>
          <table:table-cell table:style-name="ce72"/>
          <table:table-cell table:style-name="ce152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 table:number-columns-repeated="2"/>
        </table:table-row>
        <table:table-row table:style-name="ro1">
          <table:table-cell table:style-name="ce86" office:value-type="string" calcext:value-type="string">
            <text:p>Aula 13</text:p>
          </table:table-cell>
          <table:table-cell table:style-name="ce68" office:value-type="date" office:date-value="2018-10-17" calcext:value-type="date">
            <text:p>17/10/18</text:p>
          </table:table-cell>
          <table:table-cell table:style-name="ce72"/>
          <table:table-cell table:style-name="ce113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style-name="ce69" table:number-columns-repeated="2"/>
          <table:table-cell/>
        </table:table-row>
        <table:table-row table:style-name="ro1">
          <table:table-cell table:style-name="ce86" office:value-type="string" calcext:value-type="string">
            <text:p>Aula 14</text:p>
          </table:table-cell>
          <table:table-cell table:style-name="ce68" office:value-type="date" office:date-value="2018-10-19" calcext:value-type="date">
            <text:p>19/10/18</text:p>
          </table:table-cell>
          <table:table-cell table:style-name="ce70"/>
          <table:table-cell table:style-name="ce153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5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49"/>
          <table:table-cell table:style-name="ce7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6</text:p>
          </table:table-cell>
          <table:table-cell table:style-name="ce68" office:value-type="date" office:date-value="2018-10-24" calcext:value-type="date">
            <text:p>24/10/18</text:p>
          </table:table-cell>
          <table:table-cell table:style-name="ce149"/>
          <table:table-cell table:style-name="ce7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7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49"/>
          <table:table-cell table:style-name="ce7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8</text:p>
          </table:table-cell>
          <table:table-cell table:style-name="ce68" office:value-type="date" office:date-value="2018-10-29" calcext:value-type="date">
            <text:p>29/10/18</text:p>
          </table:table-cell>
          <table:table-cell table:style-name="ce149"/>
          <table:table-cell table:style-name="ce7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86" office:value-type="string" calcext:value-type="string">
            <text:p>Aula 19</text:p>
          </table:table-cell>
          <table:table-cell table:style-name="ce143" office:value-type="date" office:date-value="2018-10-31" calcext:value-type="date">
            <text:p>31/10/18</text:p>
          </table:table-cell>
          <table:table-cell table:style-name="ce149"/>
          <table:table-cell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137" office:value-type="string" calcext:value-type="string">
            <text:p>Aula 20</text:p>
          </table:table-cell>
          <table:table-cell table:style-name="ce66" office:value-type="date" office:date-value="2018-11-02" calcext:value-type="date">
            <text:p>02/11/18</text:p>
          </table:table-cell>
          <table:table-cell table:style-name="ce150"/>
          <table:table-cell table:style-name="ce73"/>
          <table:table-cell table:style-name="ce73" office:value-type="float" office:value="4" calcext:value-type="float">
            <text:p>4</text:p>
          </table:table-cell>
          <table:covered-table-cell table:style-name="ce79"/>
          <table:table-cell table:style-name="ce123" office:value-type="float" office:value="140" calcext:value-type="float">
            <text:p>140</text:p>
          </table:table-cell>
          <table:table-cell/>
          <table:table-cell table:style-name="ce64" office:value-type="date" office:date-value="2018-10-16" calcext:value-type="date">
            <text:p>16/10/18</text:p>
          </table:table-cell>
          <table:table-cell table:style-name="ce69" office:value-type="float" office:value="1400" calcext:value-type="float">
            <text:p>1400</text:p>
          </table:table-cell>
        </table:table-row>
        <table:table-row table:style-name="ro1">
          <table:table-cell table:style-name="ce49" office:value-type="string" calcext:value-type="string">
            <text:p>Aula 21</text:p>
          </table:table-cell>
          <table:table-cell table:style-name="ce67" office:value-type="date" office:date-value="2018-11-05" calcext:value-type="date">
            <text:p>05/11/18</text:p>
          </table:table-cell>
          <table:table-cell table:style-name="ce147"/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7" office:value-type="string" calcext:value-type="string" table:number-columns-spanned="1" table:number-rows-spanned="10">
            <text:p>Frameworks</text:p>
          </table:table-cell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2</text:p>
          </table:table-cell>
          <table:table-cell table:style-name="ce67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3</text:p>
          </table:table-cell>
          <table:table-cell table:style-name="ce67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4</text:p>
          </table:table-cell>
          <table:table-cell table:style-name="ce67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/>
          <table:table-cell table:style-name="ce69"/>
          <table:table-cell/>
        </table:table-row>
        <table:table-row table:style-name="ro1">
          <table:table-cell table:style-name="ce50" office:value-type="string" calcext:value-type="string">
            <text:p>Aula 25</text:p>
          </table:table-cell>
          <table:table-cell table:style-name="ce67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26</text:p>
          </table:table-cell>
          <table:table-cell table:style-name="ce67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27</text:p>
          </table:table-cell>
          <table:table-cell table:style-name="ce67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28</text:p>
          </table:table-cell>
          <table:table-cell table:style-name="ce67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Aula 29</text:p>
          </table:table-cell>
          <table:table-cell table:style-name="ce139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78"/>
          <table:table-cell table:style-name="ce123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1" office:value-type="string" calcext:value-type="string">
            <text:p>Aula 30</text:p>
          </table:table-cell>
          <table:table-cell table:style-name="ce139"/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covered-table-cell table:style-name="ce79"/>
          <table:table-cell table:style-name="ce124" office:value-type="float" office:value="140" calcext:value-type="float">
            <text:p>140</text:p>
          </table:table-cell>
          <table:table-cell/>
          <table:table-cell table:style-name="ce155" office:value-type="date" office:date-value="2018-11-23" calcext:value-type="date">
            <text:p>23/11/18</text:p>
          </table:table-cell>
          <table:table-cell table:style-name="ce69" office:value-type="float" office:value="1400" calcext:value-type="float">
            <text:p>1400</text:p>
          </table:table-cell>
        </table:table-row>
        <table:table-row table:style-name="ro1">
          <table:table-cell table:style-name="ce4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0:42:08.4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09-25T13:14:18.273000000</dc:date>
    <meta:editing-duration>P10DT1H44M57S</meta:editing-duration>
    <meta:editing-cycles>219</meta:editing-cycles>
    <meta:document-statistic meta:table-count="4" meta:cell-count="542" meta:object-count="0"/>
  </office:meta>
</office:document-meta>
</file>